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ank Ruhl Libre" svg:font-family="'Frank Ruhl Libr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Hebrew" svg:font-family="'Noto Sans Hebrew'"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break-before="page"/>
      <style:text-properties officeooo:paragraph-rsid="00264deb"/>
    </style:style>
    <style:style style:name="P2" style:family="paragraph" style:parent-style-name="Text_20_body">
      <style:text-properties officeooo:paragraph-rsid="00264deb"/>
    </style:style>
    <style:style style:name="P3" style:family="paragraph" style:parent-style-name="Heading_20_1">
      <style:paragraph-properties fo:break-before="page"/>
    </style:style>
    <style:style style:name="P4" style:family="paragraph" style:parent-style-name="Text_20_body">
      <style:text-properties officeooo:paragraph-rsid="0032f18c"/>
    </style:style>
    <style:style style:name="T1" style:family="text">
      <style:text-properties fo:font-variant="small-caps"/>
    </style:style>
    <style:style style:name="T2" style:family="text">
      <style:text-properties fo:font-variant="small-caps" style:text-position="0% 100%" style:text-underline-style="none" fo:font-weight="normal"/>
    </style:style>
    <style:style style:name="T3" style:family="text">
      <style:text-properties fo:font-variant="small-caps" style:text-position="0% 100%" fo:font-style="normal" style:text-underline-style="none" fo:font-weight="normal"/>
    </style:style>
    <style:style style:name="T4" style:family="text">
      <style:text-properties fo:font-style="italic" style:font-style-asian="italic"/>
    </style:style>
    <style:style style:name="T5" style:family="text">
      <style:text-properties style:text-position="0% 100%" style:text-underline-style="none" fo:font-weight="normal"/>
    </style:style>
    <style:style style:name="T6" style:family="text">
      <style:text-properties style:text-position="0% 100%" fo:font-style="italic" style:text-underline-style="none" fo:font-weight="normal" style:font-style-asian="italic"/>
    </style:style>
    <style:style style:name="T7" style:family="text">
      <style:text-properties style:text-position="0% 100%" fo:font-style="normal" style:text-underline-style="none" fo:font-weight="normal"/>
    </style:style>
    <style:style style:name="T8" style:family="text">
      <style:text-properties style:font-style-asian="itali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orem ipsum dolor sit amet</text:p>
      <text:p text:style-name="Text_20_body">Lorem ipsum dolor sit amet<text:note text:id="ftn1" text:note-class="footnote"><text:note-citation>1</text:note-citation><text:note-body><text:p text:style-name="Footnote"><text:reference-mark-start text:name="ZOTERO_ITEM CSL_CITATION {&quot;citationID&quot;:&quot;YQL0o7cV&quot;,&quot;properties&quot;:{&quot;formattedCitation&quot;:&quot;Andr\\uc0\\u233{} {\\scaps W\\uc0\\u233{}nin}, {\\i{}Isaac ou l\\uc0\\u8217{}\\uc0\\u233{}preuve d\\uc0\\u8217{}Abraham}, Bruxelles, Lessius, 1999.&quot;,&quot;plainCitation&quot;:&quot;André Wénin, Isaac ou l’épreuve d’Abraham, Bruxelles, Lessius, 1999.&quot;,&quot;noteIndex&quot;:1},&quot;citationItems&quot;:[{&quot;id&quot;:250,&quot;uris&quot;:[&quot;http://zotero.org/users/3083614/items/26RGD3T8&quot;],&quot;uri&quot;:[&quot;http://zotero.org/users/3083614/items/26RGD3T8&quot;],&quot;itemData&quot;:{&quot;id&quot;:250,&quot;type&quot;:&quot;book&quot;,&quot;event-place&quot;:&quot;Bruxelles&quot;,&quot;publisher&quot;:&quot;Lessius&quot;,&quot;publisher-place&quot;:&quot;Bruxelles&quot;,&quot;title&quot;:&quot;Isaac ou l'épreuve d'Abraham&quot;,&quot;author&quot;:[{&quot;family&quot;:&quot;Wénin&quot;,&quot;given&quot;:&quot;André&quot;}],&quot;issued&quot;:{&quot;date-parts&quot;:[[&quot;1999&quot;]]}}}],&quot;schema&quot;:&quot;https://github.com/citation-style-language/schema/raw/master/csl-citation.json&quot;} RND4G4l5q5AgX"/><text:span text:style-name="T5">André </text:span><text:span text:style-name="T2">Wénin</text:span><text:span text:style-name="T5">, </text:span><text:span text:style-name="T6">Isaac ou l’épreuve d’Abraham</text:span><text:span text:style-name="T5">, Bruxelles, Lessius, 1999.</text:span><text:reference-mark-end text:name="ZOTERO_ITEM CSL_CITATION {&quot;citationID&quot;:&quot;YQL0o7cV&quot;,&quot;properties&quot;:{&quot;formattedCitation&quot;:&quot;Andr\\uc0\\u233{} {\\scaps W\\uc0\\u233{}nin}, {\\i{}Isaac ou l\\uc0\\u8217{}\\uc0\\u233{}preuve d\\uc0\\u8217{}Abraham}, Bruxelles, Lessius, 1999.&quot;,&quot;plainCitation&quot;:&quot;André Wénin, Isaac ou l’épreuve d’Abraham, Bruxelles, Lessius, 1999.&quot;,&quot;noteIndex&quot;:1},&quot;citationItems&quot;:[{&quot;id&quot;:250,&quot;uris&quot;:[&quot;http://zotero.org/users/3083614/items/26RGD3T8&quot;],&quot;uri&quot;:[&quot;http://zotero.org/users/3083614/items/26RGD3T8&quot;],&quot;itemData&quot;:{&quot;id&quot;:250,&quot;type&quot;:&quot;book&quot;,&quot;event-place&quot;:&quot;Bruxelles&quot;,&quot;publisher&quot;:&quot;Lessius&quot;,&quot;publisher-place&quot;:&quot;Bruxelles&quot;,&quot;title&quot;:&quot;Isaac ou l'épreuve d'Abraham&quot;,&quot;author&quot;:[{&quot;family&quot;:&quot;Wénin&quot;,&quot;given&quot;:&quot;André&quot;}],&quot;issued&quot;:{&quot;date-parts&quot;:[[&quot;1999&quot;]]}}}],&quot;schema&quot;:&quot;https://github.com/citation-style-language/schema/raw/master/csl-citation.json&quot;} RND4G4l5q5AgX"/></text:p></text:note-body></text:note>, consectetur adipiscing elit<text:note text:id="ftn2" text:note-class="footnote"><text:note-citation>2</text:note-citation><text:note-body><text:p text:style-name="Footnote"><text:reference-mark-start text:name="ZOTERO_ITEM CSL_CITATION {&quot;citationID&quot;:&quot;DJN2o8um&quot;,&quot;properties&quot;:{&quot;formattedCitation&quot;:&quot;Andr\\uc0\\u233{} {\\scaps W\\uc0\\u233{}nin}, {\\i{}Abraham, ou, L\\uc0\\u8217{}apprentissage du d\\uc0\\u233{}pouillement\\uc0\\u8239{}: lecture de Gen\\uc0\\u232{}se 11, 27-25, 18}, coll. \\uc0\\u171{}\\uc0\\u160{}Lire la Bible\\uc0\\u160{}\\uc0\\u187{}, n\\uc0\\u176{}190, Paris, Les \\uc0\\u233{}ditions du Cerf, 2016.&quot;,&quot;plainCitation&quot;:&quot;André Wénin, Abraham, ou, L’apprentissage du dépouillement : lecture de Genèse 11, 27-25, 18, coll. « Lire la Bible », n°190, Paris, Les éditions du Cerf, 2016.&quot;,&quot;noteIndex&quot;:2},&quot;citationItems&quot;:[{&quot;id&quot;:252,&quot;uris&quot;:[&quot;http://zotero.org/users/3083614/items/HT6NL83I&quot;],&quot;uri&quot;:[&quot;http://zotero.org/users/3083614/items/HT6NL83I&quot;],&quot;itemData&quot;:{&quot;id&quot;:252,&quot;type&quot;:&quot;book&quot;,&quot;call-number&quot;:&quot;BS580.A3 W36 2016&quot;,&quot;collection-number&quot;:&quot;190&quot;,&quot;collection-title&quot;:&quot;Lire la Bible&quot;,&quot;event-place&quot;:&quot;Paris&quot;,&quot;ISBN&quot;:&quot;978-2-204-10433-3&quot;,&quot;note&quot;:&quot;OCLC: ocn961819228&quot;,&quot;number-of-pages&quot;:&quot;446&quot;,&quot;publisher&quot;:&quot;Les éditions du Cerf&quot;,&quot;publisher-place&quot;:&quot;Paris&quot;,&quot;source&quot;:&quot;Library of Congress ISBN&quot;,&quot;title&quot;:&quot;Abraham, ou, L'apprentissage du dépouillement : lecture de Genèse 11, 27-25, 18&quot;,&quot;title-short&quot;:&quot;Abraham, ou, L'apprentissage du dépouillement&quot;,&quot;author&quot;:[{&quot;family&quot;:&quot;Wénin&quot;,&quot;given&quot;:&quot;André&quot;}],&quot;issued&quot;:{&quot;date-parts&quot;:[[&quot;2016&quot;]]}}}],&quot;schema&quot;:&quot;https://github.com/citation-style-language/schema/raw/master/csl-citation.json&quot;} RNDO7egLyXv3j"/><text:span text:style-name="T5">André </text:span><text:span text:style-name="T2">Wénin</text:span><text:span text:style-name="T5">, </text:span><text:span text:style-name="T6">Abraham, ou, L’apprentissage du dépouillement : lecture de Genèse 11, 27-25, 18</text:span><text:span text:style-name="T5">, coll. « Lire la Bible », n°190, Paris, Les éditions du Cerf, 2016.</text:span><text:reference-mark-end text:name="ZOTERO_ITEM CSL_CITATION {&quot;citationID&quot;:&quot;DJN2o8um&quot;,&quot;properties&quot;:{&quot;formattedCitation&quot;:&quot;Andr\\uc0\\u233{} {\\scaps W\\uc0\\u233{}nin}, {\\i{}Abraham, ou, L\\uc0\\u8217{}apprentissage du d\\uc0\\u233{}pouillement\\uc0\\u8239{}: lecture de Gen\\uc0\\u232{}se 11, 27-25, 18}, coll. \\uc0\\u171{}\\uc0\\u160{}Lire la Bible\\uc0\\u160{}\\uc0\\u187{}, n\\uc0\\u176{}190, Paris, Les \\uc0\\u233{}ditions du Cerf, 2016.&quot;,&quot;plainCitation&quot;:&quot;André Wénin, Abraham, ou, L’apprentissage du dépouillement : lecture de Genèse 11, 27-25, 18, coll. « Lire la Bible », n°190, Paris, Les éditions du Cerf, 2016.&quot;,&quot;noteIndex&quot;:2},&quot;citationItems&quot;:[{&quot;id&quot;:252,&quot;uris&quot;:[&quot;http://zotero.org/users/3083614/items/HT6NL83I&quot;],&quot;uri&quot;:[&quot;http://zotero.org/users/3083614/items/HT6NL83I&quot;],&quot;itemData&quot;:{&quot;id&quot;:252,&quot;type&quot;:&quot;book&quot;,&quot;call-number&quot;:&quot;BS580.A3 W36 2016&quot;,&quot;collection-number&quot;:&quot;190&quot;,&quot;collection-title&quot;:&quot;Lire la Bible&quot;,&quot;event-place&quot;:&quot;Paris&quot;,&quot;ISBN&quot;:&quot;978-2-204-10433-3&quot;,&quot;note&quot;:&quot;OCLC: ocn961819228&quot;,&quot;number-of-pages&quot;:&quot;446&quot;,&quot;publisher&quot;:&quot;Les éditions du Cerf&quot;,&quot;publisher-place&quot;:&quot;Paris&quot;,&quot;source&quot;:&quot;Library of Congress ISBN&quot;,&quot;title&quot;:&quot;Abraham, ou, L'apprentissage du dépouillement : lecture de Genèse 11, 27-25, 18&quot;,&quot;title-short&quot;:&quot;Abraham, ou, L'apprentissage du dépouillement&quot;,&quot;author&quot;:[{&quot;family&quot;:&quot;Wénin&quot;,&quot;given&quot;:&quot;André&quot;}],&quot;issued&quot;:{&quot;date-parts&quot;:[[&quot;2016&quot;]]}}}],&quot;schema&quot;:&quot;https://github.com/citation-style-language/schema/raw/master/csl-citation.json&quot;} RNDO7egLyXv3j"/></text:p></text:note-body></text:note>. Nunc non vulputate ante. Ut ut massa sed est porta mollis eget at magna<text:note text:id="ftn3" text:note-class="footnote"><text:note-citation>3</text:note-citation><text:note-body><text:p text:style-name="Footnote"><text:reference-mark-start text:name="ZOTERO_ITEM CSL_CITATION {&quot;citationID&quot;:&quot;lPlomvgf&quot;,&quot;properties&quot;:{&quot;formattedCitation&quot;:&quot;Hans Urs {\\scaps von} {\\scaps Balthasar}, {\\i{}Qui est l\\uc0\\u8217{}\\uc0\\u201{}glise\\uc0\\u8239{}?}, traduction de M. {\\scaps Vidal}, coll. \\uc0\\u171{}\\uc0\\u160{}Cahiers de l\\uc0\\u8217{}\\uc0\\u201{}cole Cath\\uc0\\u233{}drale\\uc0\\u160{}\\uc0\\u187{}, Paris, Parole et Silence, 2000.&quot;,&quot;plainCitation&quot;:&quot;Hans Urs von Balthasar, Qui est l’Église ?, traduction de M. Vidal, coll. « Cahiers de l’École Cathédrale », Paris, Parole et Silence, 2000.&quot;,&quot;noteIndex&quot;:3},&quot;citationItems&quot;:[{&quot;id&quot;:244,&quot;uris&quot;:[&quot;http://zotero.org/users/3083614/items/A8JAFFSZ&quot;],&quot;uri&quot;:[&quot;http://zotero.org/users/3083614/items/A8JAFFSZ&quot;],&quot;itemData&quot;:{&quot;id&quot;:244,&quot;type&quot;:&quot;book&quot;,&quot;collection-title&quot;:&quot;Cahiers de l'École Cathédrale&quot;,&quot;event-place&quot;:&quot;Paris&quot;,&quot;publisher&quot;:&quot;Parole et Silence&quot;,&quot;publisher-place&quot;:&quot;Paris&quot;,&quot;title&quot;:&quot;Qui est l'Église ?&quot;,&quot;author&quot;:[{&quot;family&quot;:&quot;Balthasar&quot;,&quot;given&quot;:&quot;Hans Urs&quot;,&quot;non-dropping-particle&quot;:&quot;von&quot;}],&quot;translator&quot;:[{&quot;family&quot;:&quot;Vidal&quot;,&quot;given&quot;:&quot;Maurice&quot;}],&quot;issued&quot;:{&quot;date-parts&quot;:[[&quot;2000&quot;]]}}}],&quot;schema&quot;:&quot;https://github.com/citation-style-language/schema/raw/master/csl-citation.json&quot;} RNDuB9LgLVl9T"/><text:span text:style-name="T5">Hans Urs </text:span><text:span text:style-name="T2">von</text:span><text:span text:style-name="T5"> </text:span><text:span text:style-name="T2">Balthasar</text:span><text:span text:style-name="T5">, </text:span><text:span text:style-name="T6">Qui est l’Église ?</text:span><text:span text:style-name="T5">, traduction de M. </text:span><text:span text:style-name="T2">Vidal</text:span><text:span text:style-name="T5">, coll. « Cahiers de l’École Cathédrale », Paris, Parole et Silence, 2000.</text:span><text:reference-mark-end text:name="ZOTERO_ITEM CSL_CITATION {&quot;citationID&quot;:&quot;lPlomvgf&quot;,&quot;properties&quot;:{&quot;formattedCitation&quot;:&quot;Hans Urs {\\scaps von} {\\scaps Balthasar}, {\\i{}Qui est l\\uc0\\u8217{}\\uc0\\u201{}glise\\uc0\\u8239{}?}, traduction de M. {\\scaps Vidal}, coll. \\uc0\\u171{}\\uc0\\u160{}Cahiers de l\\uc0\\u8217{}\\uc0\\u201{}cole Cath\\uc0\\u233{}drale\\uc0\\u160{}\\uc0\\u187{}, Paris, Parole et Silence, 2000.&quot;,&quot;plainCitation&quot;:&quot;Hans Urs von Balthasar, Qui est l’Église ?, traduction de M. Vidal, coll. « Cahiers de l’École Cathédrale », Paris, Parole et Silence, 2000.&quot;,&quot;noteIndex&quot;:3},&quot;citationItems&quot;:[{&quot;id&quot;:244,&quot;uris&quot;:[&quot;http://zotero.org/users/3083614/items/A8JAFFSZ&quot;],&quot;uri&quot;:[&quot;http://zotero.org/users/3083614/items/A8JAFFSZ&quot;],&quot;itemData&quot;:{&quot;id&quot;:244,&quot;type&quot;:&quot;book&quot;,&quot;collection-title&quot;:&quot;Cahiers de l'École Cathédrale&quot;,&quot;event-place&quot;:&quot;Paris&quot;,&quot;publisher&quot;:&quot;Parole et Silence&quot;,&quot;publisher-place&quot;:&quot;Paris&quot;,&quot;title&quot;:&quot;Qui est l'Église ?&quot;,&quot;author&quot;:[{&quot;family&quot;:&quot;Balthasar&quot;,&quot;given&quot;:&quot;Hans Urs&quot;,&quot;non-dropping-particle&quot;:&quot;von&quot;}],&quot;translator&quot;:[{&quot;family&quot;:&quot;Vidal&quot;,&quot;given&quot;:&quot;Maurice&quot;}],&quot;issued&quot;:{&quot;date-parts&quot;:[[&quot;2000&quot;]]}}}],&quot;schema&quot;:&quot;https://github.com/citation-style-language/schema/raw/master/csl-citation.json&quot;} RNDuB9LgLVl9T"/></text:p></text:note-body></text:note>. Orci varius natoque penatibus et magnis dis parturient montes, nascetur ridiculus mus. Fusce a euismod tortor. Maecenas justo leo, aliquet dignissim sem id<text:note text:id="ftn4" text:note-class="footnote"><text:note-citation>4</text:note-citation><text:note-body><text:p text:style-name="Footnote"><text:reference-mark-start text:name="ZOTERO_ITEM CSL_CITATION {&quot;citationID&quot;:&quot;yngsrIOS&quot;,&quot;properties&quot;:{&quot;formattedCitation&quot;:&quot;Jean-Baptiste {\\scaps Arnaud}, {\\i{}Selon ta parole. La pr\\uc0\\u233{}dication de Jean-Marie Lustiger}, coll. \\uc0\\u171{}\\uc0\\u160{}Coll\\uc0\\u232{}ge des Bernardins \\uc0\\u8722{} Essais\\uc0\\u160{}\\uc0\\u187{}, n\\uc0\\u176{}27, Paris, Parole et Silence, 2016.&quot;,&quot;plainCitation&quot;:&quot;Jean-Baptiste Arnaud, Selon ta parole. La prédication de Jean-Marie Lustiger, coll. « Collège des Bernardins − Essais », n°27, Paris, Parole et Silence, 2016.&quot;,&quot;noteIndex&quot;:4},&quot;citationItems&quot;:[{&quot;id&quot;:243,&quot;uris&quot;:[&quot;http://zotero.org/users/3083614/items/UJSTC75Q&quot;],&quot;uri&quot;:[&quot;http://zotero.org/users/3083614/items/UJSTC75Q&quot;],&quot;itemData&quot;:{&quot;id&quot;:243,&quot;type&quot;:&quot;book&quot;,&quot;collection-number&quot;:&quot;27&quot;,&quot;collection-title&quot;:&quot;Collège des Bernardins − Essais&quot;,&quot;event-place&quot;:&quot;Paris&quot;,&quot;publisher&quot;:&quot;Parole et Silence&quot;,&quot;publisher-place&quot;:&quot;Paris&quot;,&quot;title&quot;:&quot;Selon ta parole. La prédication de Jean-Marie Lustiger&quot;,&quot;author&quot;:[{&quot;family&quot;:&quot;Arnaud&quot;,&quot;given&quot;:&quot;Jean-Baptiste&quot;}],&quot;issued&quot;:{&quot;date-parts&quot;:[[&quot;2016&quot;]]}}}],&quot;schema&quot;:&quot;https://github.com/citation-style-language/schema/raw/master/csl-citation.json&quot;} RNDPbsh7gmDSl"/><text:span text:style-name="T5">Jean-Baptiste </text:span><text:span text:style-name="T2">Arnaud</text:span><text:span text:style-name="T5">, </text:span><text:span text:style-name="T6">Selon ta parole. La prédication de Jean-Marie Lustiger</text:span><text:span text:style-name="T5">, coll. « Collège des Bernardins − Essais », n°27, Paris, Parole et Silence, 2016.</text:span><text:reference-mark-end text:name="ZOTERO_ITEM CSL_CITATION {&quot;citationID&quot;:&quot;yngsrIOS&quot;,&quot;properties&quot;:{&quot;formattedCitation&quot;:&quot;Jean-Baptiste {\\scaps Arnaud}, {\\i{}Selon ta parole. La pr\\uc0\\u233{}dication de Jean-Marie Lustiger}, coll. \\uc0\\u171{}\\uc0\\u160{}Coll\\uc0\\u232{}ge des Bernardins \\uc0\\u8722{} Essais\\uc0\\u160{}\\uc0\\u187{}, n\\uc0\\u176{}27, Paris, Parole et Silence, 2016.&quot;,&quot;plainCitation&quot;:&quot;Jean-Baptiste Arnaud, Selon ta parole. La prédication de Jean-Marie Lustiger, coll. « Collège des Bernardins − Essais », n°27, Paris, Parole et Silence, 2016.&quot;,&quot;noteIndex&quot;:4},&quot;citationItems&quot;:[{&quot;id&quot;:243,&quot;uris&quot;:[&quot;http://zotero.org/users/3083614/items/UJSTC75Q&quot;],&quot;uri&quot;:[&quot;http://zotero.org/users/3083614/items/UJSTC75Q&quot;],&quot;itemData&quot;:{&quot;id&quot;:243,&quot;type&quot;:&quot;book&quot;,&quot;collection-number&quot;:&quot;27&quot;,&quot;collection-title&quot;:&quot;Collège des Bernardins − Essais&quot;,&quot;event-place&quot;:&quot;Paris&quot;,&quot;publisher&quot;:&quot;Parole et Silence&quot;,&quot;publisher-place&quot;:&quot;Paris&quot;,&quot;title&quot;:&quot;Selon ta parole. La prédication de Jean-Marie Lustiger&quot;,&quot;author&quot;:[{&quot;family&quot;:&quot;Arnaud&quot;,&quot;given&quot;:&quot;Jean-Baptiste&quot;}],&quot;issued&quot;:{&quot;date-parts&quot;:[[&quot;2016&quot;]]}}}],&quot;schema&quot;:&quot;https://github.com/citation-style-language/schema/raw/master/csl-citation.json&quot;} RNDPbsh7gmDSl"/></text:p></text:note-body></text:note>, hendrerit accumsan quam<text:note text:id="ftn5" text:note-class="footnote"><text:note-citation>5</text:note-citation><text:note-body><text:p text:style-name="Footnote"><text:reference-mark-start text:name="ZOTERO_ITEM CSL_CITATION {&quot;citationID&quot;:&quot;iKrmsOmL&quot;,&quot;properties&quot;:{&quot;formattedCitation&quot;:&quot;Nicolas {\\scaps Gogol}, {\\i{}M\\uc0\\u233{}ditations sur la divine liturgie}, traduction de V. {\\scaps Balalaef}, Bruges, Descl\\uc0\\u233{}e de Brouwer, 1952.&quot;,&quot;plainCitation&quot;:&quot;Nicolas Gogol, Méditations sur la divine liturgie, traduction de V. Balalaef, Bruges, Desclée de Brouwer, 1952.&quot;,&quot;noteIndex&quot;:5},&quot;citationItems&quot;:[{&quot;id&quot;:245,&quot;uris&quot;:[&quot;http://zotero.org/users/3083614/items/MGETNGIF&quot;],&quot;uri&quot;:[&quot;http://zotero.org/users/3083614/items/MGETNGIF&quot;],&quot;itemData&quot;:{&quot;id&quot;:245,&quot;type&quot;:&quot;book&quot;,&quot;event-place&quot;:&quot;Bruges&quot;,&quot;publisher&quot;:&quot;Desclée de Brouwer&quot;,&quot;publisher-place&quot;:&quot;Bruges&quot;,&quot;title&quot;:&quot;Méditations sur la divine liturgie&quot;,&quot;author&quot;:[{&quot;family&quot;:&quot;Gogol&quot;,&quot;given&quot;:&quot;Nicolas&quot;}],&quot;translator&quot;:[{&quot;family&quot;:&quot;Balalaef&quot;,&quot;given&quot;:&quot;Victor&quot;}],&quot;issued&quot;:{&quot;date-parts&quot;:[[&quot;1952&quot;]]}}}],&quot;schema&quot;:&quot;https://github.com/citation-style-language/schema/raw/master/csl-citation.json&quot;} RNDSX9AquOSYi"/><text:span text:style-name="T5">Nicolas </text:span><text:span text:style-name="T2">Gogol</text:span><text:span text:style-name="T5">, </text:span><text:span text:style-name="T6">Méditations sur la divine liturgie</text:span><text:span text:style-name="T5">, traduction de V. </text:span><text:span text:style-name="T2">Balalaef</text:span><text:span text:style-name="T5">, Bruges, Desclée de Brouwer, 1952.</text:span><text:reference-mark-end text:name="ZOTERO_ITEM CSL_CITATION {&quot;citationID&quot;:&quot;iKrmsOmL&quot;,&quot;properties&quot;:{&quot;formattedCitation&quot;:&quot;Nicolas {\\scaps Gogol}, {\\i{}M\\uc0\\u233{}ditations sur la divine liturgie}, traduction de V. {\\scaps Balalaef}, Bruges, Descl\\uc0\\u233{}e de Brouwer, 1952.&quot;,&quot;plainCitation&quot;:&quot;Nicolas Gogol, Méditations sur la divine liturgie, traduction de V. Balalaef, Bruges, Desclée de Brouwer, 1952.&quot;,&quot;noteIndex&quot;:5},&quot;citationItems&quot;:[{&quot;id&quot;:245,&quot;uris&quot;:[&quot;http://zotero.org/users/3083614/items/MGETNGIF&quot;],&quot;uri&quot;:[&quot;http://zotero.org/users/3083614/items/MGETNGIF&quot;],&quot;itemData&quot;:{&quot;id&quot;:245,&quot;type&quot;:&quot;book&quot;,&quot;event-place&quot;:&quot;Bruges&quot;,&quot;publisher&quot;:&quot;Desclée de Brouwer&quot;,&quot;publisher-place&quot;:&quot;Bruges&quot;,&quot;title&quot;:&quot;Méditations sur la divine liturgie&quot;,&quot;author&quot;:[{&quot;family&quot;:&quot;Gogol&quot;,&quot;given&quot;:&quot;Nicolas&quot;}],&quot;translator&quot;:[{&quot;family&quot;:&quot;Balalaef&quot;,&quot;given&quot;:&quot;Victor&quot;}],&quot;issued&quot;:{&quot;date-parts&quot;:[[&quot;1952&quot;]]}}}],&quot;schema&quot;:&quot;https://github.com/citation-style-language/schema/raw/master/csl-citation.json&quot;} RNDSX9AquOSYi"/></text:p></text:note-body></text:note>. Donec elementum vulputate sapien condimentum posuere. In a nulla et risus tempor molestie eu eu dui.</text:p>
      <text:p text:style-name="P4">In hac habitasse platea dictumst<text:note text:id="ftn6" text:note-class="footnote"><text:note-citation>6</text:note-citation><text:note-body><text:p text:style-name="Footnote"><text:reference-mark-start text:name="ZOTERO_ITEM CSL_CITATION {&quot;citationID&quot;:&quot;9NHkIoYu&quot;,&quot;properties&quot;:{&quot;formattedCitation&quot;:&quot;Nicole {\\scaps Lema\\uc0\\u238{}tre} (\\uc0\\u233{}d.), {\\i{}Edmond Michelet un chr\\uc0\\u233{}tien en politique}, coll. \\uc0\\u171{}\\uc0\\u160{}Cours, colloques, conf\\uc0\\u233{}rences\\uc0\\u160{}\\uc0\\u187{}, n\\uc0\\u176{}21, Paris, Coll\\uc0\\u232{}ge des Bernardins / \\uc0\\u233{}ditions Lethielleux, 2011.&quot;,&quot;plainCitation&quot;:&quot;Nicole Lemaître (éd.), Edmond Michelet un chrétien en politique, coll. « Cours, colloques, conférences », n°21, Paris, Collège des Bernardins / éditions Lethielleux, 2011.&quot;,&quot;noteIndex&quot;:6},&quot;citationItems&quot;:[{&quot;id&quot;:246,&quot;uris&quot;:[&quot;http://zotero.org/users/3083614/items/3US83V99&quot;],&quot;uri&quot;:[&quot;http://zotero.org/users/3083614/items/3US83V99&quot;],&quot;itemData&quot;:{&quot;id&quot;:246,&quot;type&quot;:&quot;book&quot;,&quot;collection-number&quot;:&quot;21&quot;,&quot;collection-title&quot;:&quot;Cours, colloques, conférences&quot;,&quot;event-place&quot;:&quot;Paris&quot;,&quot;publisher&quot;:&quot;Collège des Bernardins / éditions Lethielleux&quot;,&quot;publisher-place&quot;:&quot;Paris&quot;,&quot;title&quot;:&quot;Edmond Michelet un chrétien en politique&quot;,&quot;editor&quot;:[{&quot;family&quot;:&quot;Lemaître&quot;,&quot;given&quot;:&quot;Nicole&quot;}],&quot;issued&quot;:{&quot;date-parts&quot;:[[&quot;2011&quot;]]}}}],&quot;schema&quot;:&quot;https://github.com/citation-style-language/schema/raw/master/csl-citation.json&quot;} RNDFZwQzb529e"/><text:span text:style-name="T5">Nicole </text:span><text:span text:style-name="T2">Lemaître</text:span><text:span text:style-name="T5"> (éd.), </text:span><text:span text:style-name="T6">Edmond Michelet un chrétien en politique</text:span><text:span text:style-name="T5">, coll. « Cours, colloques, conférences », n°21, Paris, Collège des Bernardins / éditions Lethielleux, 2011.</text:span><text:reference-mark-end text:name="ZOTERO_ITEM CSL_CITATION {&quot;citationID&quot;:&quot;9NHkIoYu&quot;,&quot;properties&quot;:{&quot;formattedCitation&quot;:&quot;Nicole {\\scaps Lema\\uc0\\u238{}tre} (\\uc0\\u233{}d.), {\\i{}Edmond Michelet un chr\\uc0\\u233{}tien en politique}, coll. \\uc0\\u171{}\\uc0\\u160{}Cours, colloques, conf\\uc0\\u233{}rences\\uc0\\u160{}\\uc0\\u187{}, n\\uc0\\u176{}21, Paris, Coll\\uc0\\u232{}ge des Bernardins / \\uc0\\u233{}ditions Lethielleux, 2011.&quot;,&quot;plainCitation&quot;:&quot;Nicole Lemaître (éd.), Edmond Michelet un chrétien en politique, coll. « Cours, colloques, conférences », n°21, Paris, Collège des Bernardins / éditions Lethielleux, 2011.&quot;,&quot;noteIndex&quot;:6},&quot;citationItems&quot;:[{&quot;id&quot;:246,&quot;uris&quot;:[&quot;http://zotero.org/users/3083614/items/3US83V99&quot;],&quot;uri&quot;:[&quot;http://zotero.org/users/3083614/items/3US83V99&quot;],&quot;itemData&quot;:{&quot;id&quot;:246,&quot;type&quot;:&quot;book&quot;,&quot;collection-number&quot;:&quot;21&quot;,&quot;collection-title&quot;:&quot;Cours, colloques, conférences&quot;,&quot;event-place&quot;:&quot;Paris&quot;,&quot;publisher&quot;:&quot;Collège des Bernardins / éditions Lethielleux&quot;,&quot;publisher-place&quot;:&quot;Paris&quot;,&quot;title&quot;:&quot;Edmond Michelet un chrétien en politique&quot;,&quot;editor&quot;:[{&quot;family&quot;:&quot;Lemaître&quot;,&quot;given&quot;:&quot;Nicole&quot;}],&quot;issued&quot;:{&quot;date-parts&quot;:[[&quot;2011&quot;]]}}}],&quot;schema&quot;:&quot;https://github.com/citation-style-language/schema/raw/master/csl-citation.json&quot;} RNDFZwQzb529e"/></text:p></text:note-body></text:note>. Interdum et malesuada fames ac ante ipsum primis in faucibus<text:note text:id="ftn7" text:note-class="footnote"><text:note-citation>7</text:note-citation><text:note-body><text:p text:style-name="Footnote"><text:reference-mark-start text:name="ZOTERO_ITEM CSL_CITATION {&quot;citationID&quot;:&quot;xjC9GVc7&quot;,&quot;properties&quot;:{&quot;formattedCitation&quot;:&quot;R\\uc0\\u233{}mi {\\scaps Lack}, \\uc0\\u171{}\\uc0\\u160{}Le sacrifice d\\uc0\\u8217{}Isaac\\uc0\\u160{}\\uc0\\u187{}, dans {\\i{}Biblica} n\\uc0\\u176{}56, 1975, pp. 1\\uc0\\u8209{}12.&quot;,&quot;plainCitation&quot;:&quot;Rémi Lack, « Le sacrifice d’Isaac », dans Biblica n°56, 1975, pp. 1‑12.&quot;,&quot;noteIndex&quot;:7},&quot;citationItems&quot;:[{&quot;id&quot;:247,&quot;uris&quot;:[&quot;http://zotero.org/users/3083614/items/ZWYQLBST&quot;],&quot;uri&quot;:[&quot;http://zotero.org/users/3083614/items/ZWYQLBST&quot;],&quot;itemData&quot;:{&quot;id&quot;:247,&quot;type&quot;:&quot;article-journal&quot;,&quot;container-title&quot;:&quot;Biblica&quot;,&quot;issue&quot;:&quot;56&quot;,&quot;page&quot;:&quot;1-12&quot;,&quot;title&quot;:&quot;Le sacrifice d'Isaac&quot;,&quot;author&quot;:[{&quot;family&quot;:&quot;Lack&quot;,&quot;given&quot;:&quot;Rémi&quot;}],&quot;issued&quot;:{&quot;date-parts&quot;:[[&quot;1975&quot;]]}}}],&quot;schema&quot;:&quot;https://github.com/citation-style-language/schema/raw/master/csl-citation.json&quot;} RNDVXmadWAnVg"/><text:span text:style-name="T5">Rémi </text:span><text:span text:style-name="T2">Lack</text:span><text:span text:style-name="T5">, « Le sacrifice d’Isaac », dans </text:span><text:span text:style-name="T6">Biblica</text:span><text:span text:style-name="T5"> n°56, 1975, pp. 1‑12.</text:span><text:reference-mark-end text:name="ZOTERO_ITEM CSL_CITATION {&quot;citationID&quot;:&quot;xjC9GVc7&quot;,&quot;properties&quot;:{&quot;formattedCitation&quot;:&quot;R\\uc0\\u233{}mi {\\scaps Lack}, \\uc0\\u171{}\\uc0\\u160{}Le sacrifice d\\uc0\\u8217{}Isaac\\uc0\\u160{}\\uc0\\u187{}, dans {\\i{}Biblica} n\\uc0\\u176{}56, 1975, pp. 1\\uc0\\u8209{}12.&quot;,&quot;plainCitation&quot;:&quot;Rémi Lack, « Le sacrifice d’Isaac », dans Biblica n°56, 1975, pp. 1‑12.&quot;,&quot;noteIndex&quot;:7},&quot;citationItems&quot;:[{&quot;id&quot;:247,&quot;uris&quot;:[&quot;http://zotero.org/users/3083614/items/ZWYQLBST&quot;],&quot;uri&quot;:[&quot;http://zotero.org/users/3083614/items/ZWYQLBST&quot;],&quot;itemData&quot;:{&quot;id&quot;:247,&quot;type&quot;:&quot;article-journal&quot;,&quot;container-title&quot;:&quot;Biblica&quot;,&quot;issue&quot;:&quot;56&quot;,&quot;page&quot;:&quot;1-12&quot;,&quot;title&quot;:&quot;Le sacrifice d'Isaac&quot;,&quot;author&quot;:[{&quot;family&quot;:&quot;Lack&quot;,&quot;given&quot;:&quot;Rémi&quot;}],&quot;issued&quot;:{&quot;date-parts&quot;:[[&quot;1975&quot;]]}}}],&quot;schema&quot;:&quot;https://github.com/citation-style-language/schema/raw/master/csl-citation.json&quot;} RNDVXmadWAnVg"/></text:p></text:note-body></text:note>. Curabitur auctor<text:note text:id="ftn0" text:note-class="footnote"><text:note-citation>8</text:note-citation><text:note-body><text:p text:style-name="Footnote"><text:reference-mark-start text:name="ZOTERO_ITEM CSL_CITATION {&quot;citationID&quot;:&quot;oaG2YWHA&quot;,&quot;properties&quot;:{&quot;formattedCitation&quot;:&quot;Jean {\\scaps Radermakers}, {\\i{}La bonne nouvelle de J\\uc0\\u233{}sus selon saint Marc}, vol.\\uc0\\u160{}1, Bruxelles, Institut d\\uc0\\u8217{}\\uc0\\u201{}tudes Th\\uc0\\u233{}ologique \\uc0\\u201{}ditions, 1974.&quot;,&quot;plainCitation&quot;:&quot;Jean Radermakers, La bonne nouvelle de Jésus selon saint Marc, vol. 1, Bruxelles, Institut d’Études Théologique Éditions, 1974.&quot;,&quot;noteIndex&quot;:8},&quot;citationItems&quot;:[{&quot;id&quot;:254,&quot;uris&quot;:[&quot;http://zotero.org/users/3083614/items/GAX4RJF4&quot;],&quot;uri&quot;:[&quot;http://zotero.org/users/3083614/items/GAX4RJF4&quot;],&quot;itemData&quot;:{&quot;id&quot;:254,&quot;type&quot;:&quot;book&quot;,&quot;event-place&quot;:&quot;Bruxelles&quot;,&quot;number-of-pages&quot;:&quot;79&quot;,&quot;number-of-volumes&quot;:&quot;2&quot;,&quot;publisher&quot;:&quot;Institut d'Études Théologique Éditions&quot;,&quot;publisher-place&quot;:&quot;Bruxelles&quot;,&quot;title&quot;:&quot;La bonne nouvelle de Jésus selon saint Marc&quot;,&quot;volume&quot;:&quot;1&quot;,&quot;author&quot;:[{&quot;family&quot;:&quot;Radermakers&quot;,&quot;given&quot;:&quot;Jean&quot;}],&quot;issued&quot;:{&quot;date-parts&quot;:[[&quot;1974&quot;]]}}}],&quot;schema&quot;:&quot;https://github.com/citation-style-language/schema/raw/master/csl-citation.json&quot;} RNDsB4aoCZ72z"/><text:span text:style-name="T5">Jean </text:span><text:span text:style-name="T2">Radermakers</text:span><text:span text:style-name="T5">, </text:span><text:span text:style-name="T6">La bonne nouvelle de Jésus selon saint Marc</text:span><text:span text:style-name="T5">, vol. 1, Bruxelles, Institut d’Études Théologique Éditions, 1974.</text:span><text:reference-mark-end text:name="ZOTERO_ITEM CSL_CITATION {&quot;citationID&quot;:&quot;oaG2YWHA&quot;,&quot;properties&quot;:{&quot;formattedCitation&quot;:&quot;Jean {\\scaps Radermakers}, {\\i{}La bonne nouvelle de J\\uc0\\u233{}sus selon saint Marc}, vol.\\uc0\\u160{}1, Bruxelles, Institut d\\uc0\\u8217{}\\uc0\\u201{}tudes Th\\uc0\\u233{}ologique \\uc0\\u201{}ditions, 1974.&quot;,&quot;plainCitation&quot;:&quot;Jean Radermakers, La bonne nouvelle de Jésus selon saint Marc, vol. 1, Bruxelles, Institut d’Études Théologique Éditions, 1974.&quot;,&quot;noteIndex&quot;:8},&quot;citationItems&quot;:[{&quot;id&quot;:254,&quot;uris&quot;:[&quot;http://zotero.org/users/3083614/items/GAX4RJF4&quot;],&quot;uri&quot;:[&quot;http://zotero.org/users/3083614/items/GAX4RJF4&quot;],&quot;itemData&quot;:{&quot;id&quot;:254,&quot;type&quot;:&quot;book&quot;,&quot;event-place&quot;:&quot;Bruxelles&quot;,&quot;number-of-pages&quot;:&quot;79&quot;,&quot;number-of-volumes&quot;:&quot;2&quot;,&quot;publisher&quot;:&quot;Institut d'Études Théologique Éditions&quot;,&quot;publisher-place&quot;:&quot;Bruxelles&quot;,&quot;title&quot;:&quot;La bonne nouvelle de Jésus selon saint Marc&quot;,&quot;volume&quot;:&quot;1&quot;,&quot;author&quot;:[{&quot;family&quot;:&quot;Radermakers&quot;,&quot;given&quot;:&quot;Jean&quot;}],&quot;issued&quot;:{&quot;date-parts&quot;:[[&quot;1974&quot;]]}}}],&quot;schema&quot;:&quot;https://github.com/citation-style-language/schema/raw/master/csl-citation.json&quot;} RNDsB4aoCZ72z"/></text:p></text:note-body></text:note>, eros vel interdum imperdiet<text:note text:id="ftn13" text:note-class="footnote"><text:note-citation>9</text:note-citation><text:note-body><text:p text:style-name="Footnote"><text:reference-mark-start text:name="ZOTERO_ITEM CSL_CITATION {&quot;citationID&quot;:&quot;qD5UxYZI&quot;,&quot;properties&quot;:{&quot;formattedCitation&quot;:&quot;Jean {\\scaps Radermakers}, {\\i{}La bonne nouvelle de J\\uc0\\u233{}sus selon saint Marc}, vol.\\uc0\\u160{}2, Bruxelles, Institut d\\uc0\\u8217{}\\uc0\\u201{}tudes Th\\uc0\\u233{}ologique \\uc0\\u201{}ditions, 1974.&quot;,&quot;plainCitation&quot;:&quot;Jean Radermakers, La bonne nouvelle de Jésus selon saint Marc, vol. 2, Bruxelles, Institut d’Études Théologique Éditions, 1974.&quot;,&quot;noteIndex&quot;:9},&quot;citationItems&quot;:[{&quot;id&quot;:253,&quot;uris&quot;:[&quot;http://zotero.org/users/3083614/items/88TNYDES&quot;],&quot;uri&quot;:[&quot;http://zotero.org/users/3083614/items/88TNYDES&quot;],&quot;itemData&quot;:{&quot;id&quot;:253,&quot;type&quot;:&quot;book&quot;,&quot;event-place&quot;:&quot;Bruxelles&quot;,&quot;number-of-pages&quot;:&quot;445&quot;,&quot;number-of-volumes&quot;:&quot;2&quot;,&quot;publisher&quot;:&quot;Institut d'Études Théologique Éditions&quot;,&quot;publisher-place&quot;:&quot;Bruxelles&quot;,&quot;title&quot;:&quot;La bonne nouvelle de Jésus selon saint Marc&quot;,&quot;volume&quot;:&quot;2&quot;,&quot;author&quot;:[{&quot;family&quot;:&quot;Radermakers&quot;,&quot;given&quot;:&quot;Jean&quot;}],&quot;issued&quot;:{&quot;date-parts&quot;:[[&quot;1974&quot;]]}}}],&quot;schema&quot;:&quot;https://github.com/citation-style-language/schema/raw/master/csl-citation.json&quot;} RND1fJdey4tRh"/><text:span text:style-name="T5">Jean </text:span><text:span text:style-name="T2">Radermakers</text:span><text:span text:style-name="T5">, </text:span><text:span text:style-name="T6">La bonne nouvelle de Jésus selon saint Marc</text:span><text:span text:style-name="T5">, vol. 2, Bruxelles, Institut d’Études Théologique Éditions, 1974.</text:span><text:reference-mark-end text:name="ZOTERO_ITEM CSL_CITATION {&quot;citationID&quot;:&quot;qD5UxYZI&quot;,&quot;properties&quot;:{&quot;formattedCitation&quot;:&quot;Jean {\\scaps Radermakers}, {\\i{}La bonne nouvelle de J\\uc0\\u233{}sus selon saint Marc}, vol.\\uc0\\u160{}2, Bruxelles, Institut d\\uc0\\u8217{}\\uc0\\u201{}tudes Th\\uc0\\u233{}ologique \\uc0\\u201{}ditions, 1974.&quot;,&quot;plainCitation&quot;:&quot;Jean Radermakers, La bonne nouvelle de Jésus selon saint Marc, vol. 2, Bruxelles, Institut d’Études Théologique Éditions, 1974.&quot;,&quot;noteIndex&quot;:9},&quot;citationItems&quot;:[{&quot;id&quot;:253,&quot;uris&quot;:[&quot;http://zotero.org/users/3083614/items/88TNYDES&quot;],&quot;uri&quot;:[&quot;http://zotero.org/users/3083614/items/88TNYDES&quot;],&quot;itemData&quot;:{&quot;id&quot;:253,&quot;type&quot;:&quot;book&quot;,&quot;event-place&quot;:&quot;Bruxelles&quot;,&quot;number-of-pages&quot;:&quot;445&quot;,&quot;number-of-volumes&quot;:&quot;2&quot;,&quot;publisher&quot;:&quot;Institut d'Études Théologique Éditions&quot;,&quot;publisher-place&quot;:&quot;Bruxelles&quot;,&quot;title&quot;:&quot;La bonne nouvelle de Jésus selon saint Marc&quot;,&quot;volume&quot;:&quot;2&quot;,&quot;author&quot;:[{&quot;family&quot;:&quot;Radermakers&quot;,&quot;given&quot;:&quot;Jean&quot;}],&quot;issued&quot;:{&quot;date-parts&quot;:[[&quot;1974&quot;]]}}}],&quot;schema&quot;:&quot;https://github.com/citation-style-language/schema/raw/master/csl-citation.json&quot;} RND1fJdey4tRh"/></text:p></text:note-body></text:note>, mi purus ultrices augue, id tempor dolor mi in ex. Pellentesque semper fermentum molestie. Aliquam venenatis viverra nibh, sed dictum turpis imperdiet nec. In convallis nec nulla faucibus mollis. Donec vel enim eu ante fermentum malesuada. Aenean sollicitudin est ut leo porta, et pulvinar est lobortis. Morbi sed consequat nunc<text:note text:id="ftn8" text:note-class="footnote"><text:note-citation>10</text:note-citation><text:note-body><text:p text:style-name="Footnote"><text:reference-mark-start text:name="ZOTERO_ITEM CSL_CITATION {&quot;citationID&quot;:&quot;wCsjkELP&quot;,&quot;properties&quot;:{&quot;formattedCitation&quot;:&quot;Sophie {\\scaps Binggeli}, \\uc0\\u171{}\\uc0\\u160{}La proclamation d\\uc0\\u8217{}Edith Stein co-patronne de l\\uc0\\u8217{}Europe.\\uc0\\u160{}\\uc0\\u187{}, dans {\\i{}Edith Stein\\uc0\\u8239{}: un chemin vers la joie}, coll. \\uc0\\u171{}\\uc0\\u160{}Cours, colloques, conf\\uc0\\u233{}rences\\uc0\\u160{}\\uc0\\u187{}, n\\uc0\\u176{}9, Paris, Coll\\uc0\\u232{}ge des Bernardins / Parole et Silence, 2009, pp.\\uc0\\u160{}203\\uc0\\u8209{}222.&quot;,&quot;plainCitation&quot;:&quot;Sophie Binggeli, « La proclamation d’Edith Stein co-patronne de l’Europe. », dans Edith Stein : un chemin vers la joie, coll. « Cours, colloques, conférences », n°9, Paris, Collège des Bernardins / Parole et Silence, 2009, pp. 203‑222.&quot;,&quot;noteIndex&quot;:10},&quot;citationItems&quot;:[{&quot;id&quot;:248,&quot;uris&quot;:[&quot;http://zotero.org/users/3083614/items/FU8J344L&quot;],&quot;uri&quot;:[&quot;http://zotero.org/users/3083614/items/FU8J344L&quot;],&quot;itemData&quot;:{&quot;id&quot;:248,&quot;type&quot;:&quot;chapter&quot;,&quot;collection-number&quot;:&quot;9&quot;,&quot;collection-title&quot;:&quot;Cours, colloques, conférences&quot;,&quot;container-title&quot;:&quot;Edith Stein : un chemin vers la joie&quot;,&quot;event-place&quot;:&quot;Paris&quot;,&quot;page&quot;:&quot;203-222&quot;,&quot;publisher&quot;:&quot;Collège des Bernardins / Parole et Silence&quot;,&quot;publisher-place&quot;:&quot;Paris&quot;,&quot;title&quot;:&quot;La proclamation d'Edith Stein co-patronne de l'Europe.&quot;,&quot;author&quot;:[{&quot;family&quot;:&quot;Binggeli&quot;,&quot;given&quot;:&quot;Sophie&quot;}],&quot;issued&quot;:{&quot;date-parts&quot;:[[&quot;2009&quot;]]}}}],&quot;schema&quot;:&quot;https://github.com/citation-style-language/schema/raw/master/csl-citation.json&quot;} RNDc95UTm6EXS"/><text:span text:style-name="T5">Sophie </text:span><text:span text:style-name="T2">Binggeli</text:span><text:span text:style-name="T5">, « La proclamation d’Edith Stein co-patronne de l’Europe. », dans </text:span><text:span text:style-name="T6">Edith Stein : un chemin vers la joie</text:span><text:span text:style-name="T5">, coll. « Cours, colloques, conférences », n°9, Paris, Collège des Bernardins / Parole et Silence, 2009, pp. 203‑222.</text:span><text:reference-mark-end text:name="ZOTERO_ITEM CSL_CITATION {&quot;citationID&quot;:&quot;wCsjkELP&quot;,&quot;properties&quot;:{&quot;formattedCitation&quot;:&quot;Sophie {\\scaps Binggeli}, \\uc0\\u171{}\\uc0\\u160{}La proclamation d\\uc0\\u8217{}Edith Stein co-patronne de l\\uc0\\u8217{}Europe.\\uc0\\u160{}\\uc0\\u187{}, dans {\\i{}Edith Stein\\uc0\\u8239{}: un chemin vers la joie}, coll. \\uc0\\u171{}\\uc0\\u160{}Cours, colloques, conf\\uc0\\u233{}rences\\uc0\\u160{}\\uc0\\u187{}, n\\uc0\\u176{}9, Paris, Coll\\uc0\\u232{}ge des Bernardins / Parole et Silence, 2009, pp.\\uc0\\u160{}203\\uc0\\u8209{}222.&quot;,&quot;plainCitation&quot;:&quot;Sophie Binggeli, « La proclamation d’Edith Stein co-patronne de l’Europe. », dans Edith Stein : un chemin vers la joie, coll. « Cours, colloques, conférences », n°9, Paris, Collège des Bernardins / Parole et Silence, 2009, pp. 203‑222.&quot;,&quot;noteIndex&quot;:10},&quot;citationItems&quot;:[{&quot;id&quot;:248,&quot;uris&quot;:[&quot;http://zotero.org/users/3083614/items/FU8J344L&quot;],&quot;uri&quot;:[&quot;http://zotero.org/users/3083614/items/FU8J344L&quot;],&quot;itemData&quot;:{&quot;id&quot;:248,&quot;type&quot;:&quot;chapter&quot;,&quot;collection-number&quot;:&quot;9&quot;,&quot;collection-title&quot;:&quot;Cours, colloques, conférences&quot;,&quot;container-title&quot;:&quot;Edith Stein : un chemin vers la joie&quot;,&quot;event-place&quot;:&quot;Paris&quot;,&quot;page&quot;:&quot;203-222&quot;,&quot;publisher&quot;:&quot;Collège des Bernardins / Parole et Silence&quot;,&quot;publisher-place&quot;:&quot;Paris&quot;,&quot;title&quot;:&quot;La proclamation d'Edith Stein co-patronne de l'Europe.&quot;,&quot;author&quot;:[{&quot;family&quot;:&quot;Binggeli&quot;,&quot;given&quot;:&quot;Sophie&quot;}],&quot;issued&quot;:{&quot;date-parts&quot;:[[&quot;2009&quot;]]}}}],&quot;schema&quot;:&quot;https://github.com/citation-style-language/schema/raw/master/csl-citation.json&quot;} RNDc95UTm6EXS"/></text:p></text:note-body></text:note>. Nulla vitae orci sit amet libero efficitur condimentum. Aenean suscipit mi id mauris elementum auctor<text:note text:id="ftn9" text:note-class="footnote"><text:note-citation>11</text:note-citation><text:note-body><text:p text:style-name="Footnote"><text:reference-mark-start text:name="ZOTERO_ITEM CSL_CITATION {&quot;citationID&quot;:&quot;5vm5th2b&quot;,&quot;properties&quot;:{&quot;formattedCitation&quot;:&quot;Ignacio {\\scaps Ramonet}, \\uc0\\u171{}\\uc0\\u160{}D\\uc0\\u233{}sarmer les march\\uc0\\u233{}s\\uc0\\u160{}\\uc0\\u187{}, dans {\\i{}Le monde diplomatique} (d\\uc0\\u233{}cembre 1997), &lt;https://www.monde-diplomatique.fr/1997/12/RAMONET/&gt;, 28.11.1997.&quot;,&quot;plainCitation&quot;:&quot;Ignacio Ramonet, « Désarmer les marchés », dans Le monde diplomatique (décembre 1997), &lt;https://www.monde-diplomatique.fr/1997/12/RAMONET/&gt;, 28.11.1997.&quot;,&quot;noteIndex&quot;:11},&quot;citationItems&quot;:[{&quot;id&quot;:249,&quot;uris&quot;:[&quot;http://zotero.org/users/3083614/items/BN4TNEB9&quot;],&quot;uri&quot;:[&quot;http://zotero.org/users/3083614/items/BN4TNEB9&quot;],&quot;itemData&quot;:{&quot;id&quot;:249,&quot;type&quot;:&quot;article-newspaper&quot;,&quot;container-title&quot;:&quot;Le monde diplomatique&quot;,&quot;title&quot;:&quot;Désarmer les marchés&quot;,&quot;URL&quot;:&quot;https://www.monde-diplomatique.fr/1997/12/RAMONET/&quot;,&quot;author&quot;:[{&quot;family&quot;:&quot;Ramonet&quot;,&quot;given&quot;:&quot;Ignacio&quot;}],&quot;accessed&quot;:{&quot;date-parts&quot;:[[&quot;1997&quot;,11,28]]},&quot;issued&quot;:{&quot;date-parts&quot;:[[&quot;1997&quot;,12]]}}}],&quot;schema&quot;:&quot;https://github.com/citation-style-language/schema/raw/master/csl-citation.json&quot;} RNDqBWeembHt4"/><text:span text:style-name="T5">Ignacio </text:span><text:span text:style-name="T2">Ramonet</text:span><text:span text:style-name="T5">, « Désarmer les marchés », dans </text:span><text:span text:style-name="T6">Le monde diplomatique</text:span><text:span text:style-name="T5"> (décembre 1997), &lt;https://www.monde-diplomatique.fr/1997/12/RAMONET/&gt;, 28.11.1997.</text:span><text:reference-mark-end text:name="ZOTERO_ITEM CSL_CITATION {&quot;citationID&quot;:&quot;5vm5th2b&quot;,&quot;properties&quot;:{&quot;formattedCitation&quot;:&quot;Ignacio {\\scaps Ramonet}, \\uc0\\u171{}\\uc0\\u160{}D\\uc0\\u233{}sarmer les march\\uc0\\u233{}s\\uc0\\u160{}\\uc0\\u187{}, dans {\\i{}Le monde diplomatique} (d\\uc0\\u233{}cembre 1997), &lt;https://www.monde-diplomatique.fr/1997/12/RAMONET/&gt;, 28.11.1997.&quot;,&quot;plainCitation&quot;:&quot;Ignacio Ramonet, « Désarmer les marchés », dans Le monde diplomatique (décembre 1997), &lt;https://www.monde-diplomatique.fr/1997/12/RAMONET/&gt;, 28.11.1997.&quot;,&quot;noteIndex&quot;:11},&quot;citationItems&quot;:[{&quot;id&quot;:249,&quot;uris&quot;:[&quot;http://zotero.org/users/3083614/items/BN4TNEB9&quot;],&quot;uri&quot;:[&quot;http://zotero.org/users/3083614/items/BN4TNEB9&quot;],&quot;itemData&quot;:{&quot;id&quot;:249,&quot;type&quot;:&quot;article-newspaper&quot;,&quot;container-title&quot;:&quot;Le monde diplomatique&quot;,&quot;title&quot;:&quot;Désarmer les marchés&quot;,&quot;URL&quot;:&quot;https://www.monde-diplomatique.fr/1997/12/RAMONET/&quot;,&quot;author&quot;:[{&quot;family&quot;:&quot;Ramonet&quot;,&quot;given&quot;:&quot;Ignacio&quot;}],&quot;accessed&quot;:{&quot;date-parts&quot;:[[&quot;1997&quot;,11,28]]},&quot;issued&quot;:{&quot;date-parts&quot;:[[&quot;1997&quot;,12]]}}}],&quot;schema&quot;:&quot;https://github.com/citation-style-language/schema/raw/master/csl-citation.json&quot;} RNDqBWeembHt4"/></text:p></text:note-body></text:note>.</text:p>
      <text:p text:style-name="P1">Lorem ipsum dolor sit amet</text:p>
      <text:p text:style-name="P2">Lorem ipsum dolor sit amet<text:note text:id="ftn10" text:note-class="footnote"><text:note-citation>12</text:note-citation><text:note-body><text:p text:style-name="Footnote"><text:reference-mark-start text:name="ZOTERO_ITEM CSL_CITATION {&quot;citationID&quot;:&quot;ApJOOSKy&quot;,&quot;properties&quot;:{&quot;formattedCitation&quot;:&quot;A. {\\scaps W\\uc0\\u233{}nin}, {\\i{}Abraham, ou, L\\uc0\\u8217{}apprentissage du d\\uc0\\u233{}pouillement}, p.\\uc0\\u160{}5.&quot;,&quot;plainCitation&quot;:&quot;A. Wénin, Abraham, ou, L’apprentissage du dépouillement, p. 5.&quot;,&quot;noteIndex&quot;:12},&quot;citationItems&quot;:[{&quot;id&quot;:252,&quot;uris&quot;:[&quot;http://zotero.org/users/3083614/items/HT6NL83I&quot;],&quot;uri&quot;:[&quot;http://zotero.org/users/3083614/items/HT6NL83I&quot;],&quot;itemData&quot;:{&quot;id&quot;:252,&quot;type&quot;:&quot;book&quot;,&quot;call-number&quot;:&quot;BS580.A3 W36 2016&quot;,&quot;collection-number&quot;:&quot;190&quot;,&quot;collection-title&quot;:&quot;Lire la Bible&quot;,&quot;event-place&quot;:&quot;Paris&quot;,&quot;ISBN&quot;:&quot;978-2-204-10433-3&quot;,&quot;note&quot;:&quot;OCLC: ocn961819228&quot;,&quot;number-of-pages&quot;:&quot;446&quot;,&quot;publisher&quot;:&quot;Les éditions du Cerf&quot;,&quot;publisher-place&quot;:&quot;Paris&quot;,&quot;source&quot;:&quot;Library of Congress ISBN&quot;,&quot;title&quot;:&quot;Abraham, ou, L'apprentissage du dépouillement : lecture de Genèse 11, 27-25, 18&quot;,&quot;title-short&quot;:&quot;Abraham, ou, L'apprentissage du dépouillement&quot;,&quot;author&quot;:[{&quot;family&quot;:&quot;Wénin&quot;,&quot;given&quot;:&quot;André&quot;}],&quot;issued&quot;:{&quot;date-parts&quot;:[[&quot;2016&quot;]]}},&quot;locator&quot;:&quot;5&quot;}],&quot;schema&quot;:&quot;https://github.com/citation-style-language/schema/raw/master/csl-citation.json&quot;} RNDatJSM5mdrz"/><text:span text:style-name="T5">A. </text:span><text:span text:style-name="T2">Wénin</text:span><text:span text:style-name="T5">, </text:span><text:span text:style-name="T6">Abraham, ou, L’apprentissage du dépouillement</text:span><text:span text:style-name="T5">, p. 5.</text:span><text:reference-mark-end text:name="ZOTERO_ITEM CSL_CITATION {&quot;citationID&quot;:&quot;ApJOOSKy&quot;,&quot;properties&quot;:{&quot;formattedCitation&quot;:&quot;A. {\\scaps W\\uc0\\u233{}nin}, {\\i{}Abraham, ou, L\\uc0\\u8217{}apprentissage du d\\uc0\\u233{}pouillement}, p.\\uc0\\u160{}5.&quot;,&quot;plainCitation&quot;:&quot;A. Wénin, Abraham, ou, L’apprentissage du dépouillement, p. 5.&quot;,&quot;noteIndex&quot;:12},&quot;citationItems&quot;:[{&quot;id&quot;:252,&quot;uris&quot;:[&quot;http://zotero.org/users/3083614/items/HT6NL83I&quot;],&quot;uri&quot;:[&quot;http://zotero.org/users/3083614/items/HT6NL83I&quot;],&quot;itemData&quot;:{&quot;id&quot;:252,&quot;type&quot;:&quot;book&quot;,&quot;call-number&quot;:&quot;BS580.A3 W36 2016&quot;,&quot;collection-number&quot;:&quot;190&quot;,&quot;collection-title&quot;:&quot;Lire la Bible&quot;,&quot;event-place&quot;:&quot;Paris&quot;,&quot;ISBN&quot;:&quot;978-2-204-10433-3&quot;,&quot;note&quot;:&quot;OCLC: ocn961819228&quot;,&quot;number-of-pages&quot;:&quot;446&quot;,&quot;publisher&quot;:&quot;Les éditions du Cerf&quot;,&quot;publisher-place&quot;:&quot;Paris&quot;,&quot;source&quot;:&quot;Library of Congress ISBN&quot;,&quot;title&quot;:&quot;Abraham, ou, L'apprentissage du dépouillement : lecture de Genèse 11, 27-25, 18&quot;,&quot;title-short&quot;:&quot;Abraham, ou, L'apprentissage du dépouillement&quot;,&quot;author&quot;:[{&quot;family&quot;:&quot;Wénin&quot;,&quot;given&quot;:&quot;André&quot;}],&quot;issued&quot;:{&quot;date-parts&quot;:[[&quot;2016&quot;]]}},&quot;locator&quot;:&quot;5&quot;}],&quot;schema&quot;:&quot;https://github.com/citation-style-language/schema/raw/master/csl-citation.json&quot;} RNDatJSM5mdrz"/></text:p></text:note-body></text:note>, consectetur adipiscing elit<text:note text:id="ftn11" text:note-class="footnote"><text:note-citation>13</text:note-citation><text:note-body><text:p text:style-name="Footnote"><text:reference-mark-start text:name="ZOTERO_ITEM CSL_CITATION {&quot;citationID&quot;:&quot;KdHeFnu3&quot;,&quot;properties&quot;:{&quot;formattedCitation&quot;:&quot;A. {\\scaps W\\uc0\\u233{}nin}, {\\i{}Isaac ou l\\uc0\\u8217{}\\uc0\\u233{}preuve d\\uc0\\u8217{}Abraham}, p.\\uc0\\u160{}20.&quot;,&quot;plainCitation&quot;:&quot;A. Wénin, Isaac ou l’épreuve d’Abraham, p. 20.&quot;,&quot;noteIndex&quot;:13},&quot;citationItems&quot;:[{&quot;id&quot;:250,&quot;uris&quot;:[&quot;http://zotero.org/users/3083614/items/26RGD3T8&quot;],&quot;uri&quot;:[&quot;http://zotero.org/users/3083614/items/26RGD3T8&quot;],&quot;itemData&quot;:{&quot;id&quot;:250,&quot;type&quot;:&quot;book&quot;,&quot;event-place&quot;:&quot;Bruxelles&quot;,&quot;publisher&quot;:&quot;Lessius&quot;,&quot;publisher-place&quot;:&quot;Bruxelles&quot;,&quot;title&quot;:&quot;Isaac ou l'épreuve d'Abraham&quot;,&quot;author&quot;:[{&quot;family&quot;:&quot;Wénin&quot;,&quot;given&quot;:&quot;André&quot;}],&quot;issued&quot;:{&quot;date-parts&quot;:[[&quot;1999&quot;]]}},&quot;locator&quot;:&quot;20&quot;}],&quot;schema&quot;:&quot;https://github.com/citation-style-language/schema/raw/master/csl-citation.json&quot;} RNDpT09zdcj65"/><text:span text:style-name="T5">A. </text:span><text:span text:style-name="T2">Wénin</text:span><text:span text:style-name="T5">, </text:span><text:span text:style-name="T6">Isaac ou l’épreuve d’Abraham</text:span><text:span text:style-name="T5">, p. 20.</text:span><text:reference-mark-end text:name="ZOTERO_ITEM CSL_CITATION {&quot;citationID&quot;:&quot;KdHeFnu3&quot;,&quot;properties&quot;:{&quot;formattedCitation&quot;:&quot;A. {\\scaps W\\uc0\\u233{}nin}, {\\i{}Isaac ou l\\uc0\\u8217{}\\uc0\\u233{}preuve d\\uc0\\u8217{}Abraham}, p.\\uc0\\u160{}20.&quot;,&quot;plainCitation&quot;:&quot;A. Wénin, Isaac ou l’épreuve d’Abraham, p. 20.&quot;,&quot;noteIndex&quot;:13},&quot;citationItems&quot;:[{&quot;id&quot;:250,&quot;uris&quot;:[&quot;http://zotero.org/users/3083614/items/26RGD3T8&quot;],&quot;uri&quot;:[&quot;http://zotero.org/users/3083614/items/26RGD3T8&quot;],&quot;itemData&quot;:{&quot;id&quot;:250,&quot;type&quot;:&quot;book&quot;,&quot;event-place&quot;:&quot;Bruxelles&quot;,&quot;publisher&quot;:&quot;Lessius&quot;,&quot;publisher-place&quot;:&quot;Bruxelles&quot;,&quot;title&quot;:&quot;Isaac ou l'épreuve d'Abraham&quot;,&quot;author&quot;:[{&quot;family&quot;:&quot;Wénin&quot;,&quot;given&quot;:&quot;André&quot;}],&quot;issued&quot;:{&quot;date-parts&quot;:[[&quot;1999&quot;]]}},&quot;locator&quot;:&quot;20&quot;}],&quot;schema&quot;:&quot;https://github.com/citation-style-language/schema/raw/master/csl-citation.json&quot;} RNDpT09zdcj65"/></text:p></text:note-body></text:note>. Nunc non vulputate ante<text:note text:id="ftn12" text:note-class="footnote"><text:note-citation>14</text:note-citation><text:note-body><text:p text:style-name="Footnote"><text:reference-mark-start text:name="ZOTERO_ITEM CSL_CITATION {&quot;citationID&quot;:&quot;UvgWMxWc&quot;,&quot;properties&quot;:{&quot;formattedCitation&quot;:&quot;H. U. {\\scaps von} {\\scaps Balthasar}, op. cit., p.\\uc0\\u160{}42.&quot;,&quot;plainCitation&quot;:&quot;H. U. von Balthasar, op. cit., p. 42.&quot;,&quot;noteIndex&quot;:14},&quot;citationItems&quot;:[{&quot;id&quot;:244,&quot;uris&quot;:[&quot;http://zotero.org/users/3083614/items/A8JAFFSZ&quot;],&quot;uri&quot;:[&quot;http://zotero.org/users/3083614/items/A8JAFFSZ&quot;],&quot;itemData&quot;:{&quot;id&quot;:244,&quot;type&quot;:&quot;book&quot;,&quot;collection-title&quot;:&quot;Cahiers de l'École Cathédrale&quot;,&quot;event-place&quot;:&quot;Paris&quot;,&quot;publisher&quot;:&quot;Parole et Silence&quot;,&quot;publisher-place&quot;:&quot;Paris&quot;,&quot;title&quot;:&quot;Qui est l'Église ?&quot;,&quot;author&quot;:[{&quot;family&quot;:&quot;Balthasar&quot;,&quot;given&quot;:&quot;Hans Urs&quot;,&quot;non-dropping-particle&quot;:&quot;von&quot;}],&quot;translator&quot;:[{&quot;family&quot;:&quot;Vidal&quot;,&quot;given&quot;:&quot;Maurice&quot;}],&quot;issued&quot;:{&quot;date-parts&quot;:[[&quot;2000&quot;]]}},&quot;locator&quot;:&quot;42&quot;}],&quot;schema&quot;:&quot;https://github.com/citation-style-language/schema/raw/master/csl-citation.json&quot;} RNDpsFr5lcmJ3"/><text:span text:style-name="T7">H. U. </text:span><text:span text:style-name="T3">von</text:span><text:span text:style-name="T7"> </text:span><text:span text:style-name="T3">Balthasar</text:span><text:span text:style-name="T7">, op. cit., p. 42.</text:span><text:reference-mark-end text:name="ZOTERO_ITEM CSL_CITATION {&quot;citationID&quot;:&quot;UvgWMxWc&quot;,&quot;properties&quot;:{&quot;formattedCitation&quot;:&quot;H. U. {\\scaps von} {\\scaps Balthasar}, op. cit., p.\\uc0\\u160{}42.&quot;,&quot;plainCitation&quot;:&quot;H. U. von Balthasar, op. cit., p. 42.&quot;,&quot;noteIndex&quot;:14},&quot;citationItems&quot;:[{&quot;id&quot;:244,&quot;uris&quot;:[&quot;http://zotero.org/users/3083614/items/A8JAFFSZ&quot;],&quot;uri&quot;:[&quot;http://zotero.org/users/3083614/items/A8JAFFSZ&quot;],&quot;itemData&quot;:{&quot;id&quot;:244,&quot;type&quot;:&quot;book&quot;,&quot;collection-title&quot;:&quot;Cahiers de l'École Cathédrale&quot;,&quot;event-place&quot;:&quot;Paris&quot;,&quot;publisher&quot;:&quot;Parole et Silence&quot;,&quot;publisher-place&quot;:&quot;Paris&quot;,&quot;title&quot;:&quot;Qui est l'Église ?&quot;,&quot;author&quot;:[{&quot;family&quot;:&quot;Balthasar&quot;,&quot;given&quot;:&quot;Hans Urs&quot;,&quot;non-dropping-particle&quot;:&quot;von&quot;}],&quot;translator&quot;:[{&quot;family&quot;:&quot;Vidal&quot;,&quot;given&quot;:&quot;Maurice&quot;}],&quot;issued&quot;:{&quot;date-parts&quot;:[[&quot;2000&quot;]]}},&quot;locator&quot;:&quot;42&quot;}],&quot;schema&quot;:&quot;https://github.com/citation-style-language/schema/raw/master/csl-citation.json&quot;} RNDpsFr5lcmJ3"/></text:p></text:note-body></text:note>. Ut ut massa sed est porta mollis eget at magna<text:note text:id="ftn14" text:note-class="footnote"><text:note-citation>15</text:note-citation><text:note-body><text:p text:style-name="Footnote"><text:reference-mark-start text:name="ZOTERO_ITEM CSL_CITATION {&quot;citationID&quot;:&quot;I5k8z5iZ&quot;,&quot;properties&quot;:{&quot;formattedCitation&quot;:&quot;J. {\\scaps Radermakers}, {\\i{}La bonne nouvelle de J\\uc0\\u233{}sus selon saint Marc}, vol.\\uc0\\u160{}1.&quot;,&quot;plainCitation&quot;:&quot;J. Radermakers, La bonne nouvelle de Jésus selon saint Marc, vol. 1.&quot;,&quot;noteIndex&quot;:15},&quot;citationItems&quot;:[{&quot;id&quot;:254,&quot;uris&quot;:[&quot;http://zotero.org/users/3083614/items/GAX4RJF4&quot;],&quot;uri&quot;:[&quot;http://zotero.org/users/3083614/items/GAX4RJF4&quot;],&quot;itemData&quot;:{&quot;id&quot;:254,&quot;type&quot;:&quot;book&quot;,&quot;event-place&quot;:&quot;Bruxelles&quot;,&quot;number-of-pages&quot;:&quot;79&quot;,&quot;number-of-volumes&quot;:&quot;2&quot;,&quot;publisher&quot;:&quot;Institut d'Études Théologique Éditions&quot;,&quot;publisher-place&quot;:&quot;Bruxelles&quot;,&quot;title&quot;:&quot;La bonne nouvelle de Jésus selon saint Marc&quot;,&quot;volume&quot;:&quot;1&quot;,&quot;author&quot;:[{&quot;family&quot;:&quot;Radermakers&quot;,&quot;given&quot;:&quot;Jean&quot;}],&quot;issued&quot;:{&quot;date-parts&quot;:[[&quot;1974&quot;]]}}}],&quot;schema&quot;:&quot;https://github.com/citation-style-language/schema/raw/master/csl-citation.json&quot;} RNDqeSeXTv1Yw"/><text:span text:style-name="T5">J. </text:span><text:span text:style-name="T2">Radermakers</text:span><text:span text:style-name="T5">, </text:span><text:span text:style-name="T6">La bonne nouvelle de Jésus selon saint Marc</text:span><text:span text:style-name="T5">, vol. 1.</text:span><text:reference-mark-end text:name="ZOTERO_ITEM CSL_CITATION {&quot;citationID&quot;:&quot;I5k8z5iZ&quot;,&quot;properties&quot;:{&quot;formattedCitation&quot;:&quot;J. {\\scaps Radermakers}, {\\i{}La bonne nouvelle de J\\uc0\\u233{}sus selon saint Marc}, vol.\\uc0\\u160{}1.&quot;,&quot;plainCitation&quot;:&quot;J. Radermakers, La bonne nouvelle de Jésus selon saint Marc, vol. 1.&quot;,&quot;noteIndex&quot;:15},&quot;citationItems&quot;:[{&quot;id&quot;:254,&quot;uris&quot;:[&quot;http://zotero.org/users/3083614/items/GAX4RJF4&quot;],&quot;uri&quot;:[&quot;http://zotero.org/users/3083614/items/GAX4RJF4&quot;],&quot;itemData&quot;:{&quot;id&quot;:254,&quot;type&quot;:&quot;book&quot;,&quot;event-place&quot;:&quot;Bruxelles&quot;,&quot;number-of-pages&quot;:&quot;79&quot;,&quot;number-of-volumes&quot;:&quot;2&quot;,&quot;publisher&quot;:&quot;Institut d'Études Théologique Éditions&quot;,&quot;publisher-place&quot;:&quot;Bruxelles&quot;,&quot;title&quot;:&quot;La bonne nouvelle de Jésus selon saint Marc&quot;,&quot;volume&quot;:&quot;1&quot;,&quot;author&quot;:[{&quot;family&quot;:&quot;Radermakers&quot;,&quot;given&quot;:&quot;Jean&quot;}],&quot;issued&quot;:{&quot;date-parts&quot;:[[&quot;1974&quot;]]}}}],&quot;schema&quot;:&quot;https://github.com/citation-style-language/schema/raw/master/csl-citation.json&quot;} RNDqeSeXTv1Yw"/></text:p></text:note-body></text:note>. Orci varius natoque penatibus et magnis dis parturient montes, nascetur ridiculus mus<text:note text:id="ftn15" text:note-class="footnote"><text:note-citation>16</text:note-citation><text:note-body><text:p text:style-name="Footnote"><text:reference-mark-start text:name="ZOTERO_ITEM CSL_CITATION {&quot;citationID&quot;:&quot;YnkwSfkK&quot;,&quot;properties&quot;:{&quot;formattedCitation&quot;:&quot;J. {\\scaps Radermakers}, {\\i{}La bonne nouvelle de J\\uc0\\u233{}sus selon saint Marc}, vol.\\uc0\\u160{}2.&quot;,&quot;plainCitation&quot;:&quot;J. Radermakers, La bonne nouvelle de Jésus selon saint Marc, vol. 2.&quot;,&quot;noteIndex&quot;:16},&quot;citationItems&quot;:[{&quot;id&quot;:253,&quot;uris&quot;:[&quot;http://zotero.org/users/3083614/items/88TNYDES&quot;],&quot;uri&quot;:[&quot;http://zotero.org/users/3083614/items/88TNYDES&quot;],&quot;itemData&quot;:{&quot;id&quot;:253,&quot;type&quot;:&quot;book&quot;,&quot;event-place&quot;:&quot;Bruxelles&quot;,&quot;number-of-pages&quot;:&quot;445&quot;,&quot;number-of-volumes&quot;:&quot;2&quot;,&quot;publisher&quot;:&quot;Institut d'Études Théologique Éditions&quot;,&quot;publisher-place&quot;:&quot;Bruxelles&quot;,&quot;title&quot;:&quot;La bonne nouvelle de Jésus selon saint Marc&quot;,&quot;volume&quot;:&quot;2&quot;,&quot;author&quot;:[{&quot;family&quot;:&quot;Radermakers&quot;,&quot;given&quot;:&quot;Jean&quot;}],&quot;issued&quot;:{&quot;date-parts&quot;:[[&quot;1974&quot;]]}}}],&quot;schema&quot;:&quot;https://github.com/citation-style-language/schema/raw/master/csl-citation.json&quot;} RNDYjH69x0EvT"/><text:span text:style-name="T5">J. </text:span><text:span text:style-name="T2">Radermakers</text:span><text:span text:style-name="T5">, </text:span><text:span text:style-name="T6">La bonne nouvelle de Jésus selon saint Marc</text:span><text:span text:style-name="T5">, vol. 2.</text:span><text:reference-mark-end text:name="ZOTERO_ITEM CSL_CITATION {&quot;citationID&quot;:&quot;YnkwSfkK&quot;,&quot;properties&quot;:{&quot;formattedCitation&quot;:&quot;J. {\\scaps Radermakers}, {\\i{}La bonne nouvelle de J\\uc0\\u233{}sus selon saint Marc}, vol.\\uc0\\u160{}2.&quot;,&quot;plainCitation&quot;:&quot;J. Radermakers, La bonne nouvelle de Jésus selon saint Marc, vol. 2.&quot;,&quot;noteIndex&quot;:16},&quot;citationItems&quot;:[{&quot;id&quot;:253,&quot;uris&quot;:[&quot;http://zotero.org/users/3083614/items/88TNYDES&quot;],&quot;uri&quot;:[&quot;http://zotero.org/users/3083614/items/88TNYDES&quot;],&quot;itemData&quot;:{&quot;id&quot;:253,&quot;type&quot;:&quot;book&quot;,&quot;event-place&quot;:&quot;Bruxelles&quot;,&quot;number-of-pages&quot;:&quot;445&quot;,&quot;number-of-volumes&quot;:&quot;2&quot;,&quot;publisher&quot;:&quot;Institut d'Études Théologique Éditions&quot;,&quot;publisher-place&quot;:&quot;Bruxelles&quot;,&quot;title&quot;:&quot;La bonne nouvelle de Jésus selon saint Marc&quot;,&quot;volume&quot;:&quot;2&quot;,&quot;author&quot;:[{&quot;family&quot;:&quot;Radermakers&quot;,&quot;given&quot;:&quot;Jean&quot;}],&quot;issued&quot;:{&quot;date-parts&quot;:[[&quot;1974&quot;]]}}}],&quot;schema&quot;:&quot;https://github.com/citation-style-language/schema/raw/master/csl-citation.json&quot;} RNDYjH69x0EvT"/></text:p></text:note-body></text:note>. Fusce a euismod tortor. Maecenas justo leo, aliquet dignissim sem id, hendrerit accumsan quam. Donec elementum vulputate sapien condimentum posuere. In a nulla et risus tempor molestie eu eu dui.</text:p>
      <text:p text:style-name="P2">In hac habitasse platea dictumst. Interdum et malesuada fames ac ante ipsum primis in faucibus. Curabitur auctor, eros vel interdum imperdiet, mi purus ultrices augue, id tempor dolor mi in ex. Pellentesque semper fermentum molestie. Aliquam venenatis viverra nibh, sed dictum turpis imperdiet nec. In convallis nec nulla faucibus mollis. Donec vel enim eu ante fermentum malesuada. Aenean sollicitudin est ut leo porta, et pulvinar est lobortis. Morbi sed consequat nunc. Nulla vitae orci sit amet libero efficitur condimentum. Aenean suscipit mi id mauris elementum auctor.</text:p>
      <text:p text:style-name="P2">Integer in sapien orci. Pellentesque eget risus in nisl volutpat efficitur id ut velit. In molestie, nunc id mattis euismod, felis mi volutpat diam, ut rhoncus erat lacus sagittis elit. Morbi eget porttitor ligula. Aenean et odio velit. Pellentesque non gravida diam. Curabitur in rutrum erat, eget consequat justo. Maecenas consequat dictum lorem ac bibendum.</text:p>
      <text:h text:style-name="P3" text:outline-level="1">Bibliographie.</text:h>
      <text:section text:style-name="Sect1" text:name="ZOTERO_BIBL {&quot;uncited&quot;:[],&quot;omitted&quot;:[],&quot;custom&quot;:[]} CSL_BIBLIOGRAPHY RNDunW612273T">
        <text:p text:style-name="Bibliography_20_1"><text:span text:style-name="T1">Arnaud</text:span>, J.-B., <text:span text:style-name="T4">Selon ta parole. La prédication de Jean-Marie Lustiger</text:span>, coll. « Collège des Bernardins − Essais », n°27, Paris, Parole et Silence, 2016.</text:p>
        <text:p text:style-name="Bibliography_20_1"><text:span text:style-name="T1">Balthasar</text:span>, H. U. <text:span text:style-name="T1">von</text:span>, <text:span text:style-name="T4">Qui est l’Église ?</text:span>, traduction de M. <text:span text:style-name="T1">Vidal</text:span>, coll. « Cahiers de l’École Cathédrale », Paris, Parole et Silence, 2000.</text:p>
        <text:p text:style-name="Bibliography_20_1"><text:span text:style-name="T1">Gogol</text:span>, N., <text:span text:style-name="T4">Méditations sur la divine liturgie</text:span>, traduction de V. <text:span text:style-name="T1">Balalaef</text:span>, Bruges, Desclée de Brouwer, 1952.</text:p>
        <text:p text:style-name="Bibliography_20_1"><text:span text:style-name="T1">Lemaître</text:span>, N. (éd.), <text:span text:style-name="T4">Edmond Michelet un chrétien en politique</text:span>, coll. « Cours, colloques, conférences », n°21, Paris, Collège des Bernardins / éditions Lethielleux, 2011.</text:p>
        <text:p text:style-name="Bibliography_20_1"><text:span text:style-name="T1">Radermakers</text:span>, J., <text:span text:style-name="T4">La bonne nouvelle de Jésus selon saint Marc</text:span>, vol. 1, Bruxelles, Institut d’Études Théologique Éditions, 1974.</text:p>
        <text:p text:style-name="Bibliography_20_1">———, <text:span text:style-name="T4">La bonne nouvelle de Jésus selon saint Marc</text:span>, vol. 2, Bruxelles, Institut d’Études Théologique Éditions, 1974.</text:p>
        <text:p text:style-name="Bibliography_20_1"><text:span text:style-name="T1">Wénin</text:span>, A., <text:span text:style-name="T4">Isaac ou l’épreuve d’Abraham</text:span>, Bruxelles, Lessius, 1999.</text:p>
        <text:p text:style-name="Bibliography_20_1">———, <text:span text:style-name="T4">Abraham, ou, L’apprentissage du dépouillement : lecture de Genèse 11, 27-25, 18</text:span>, coll. « Lire la Bible », n°190, Paris, Les éditions du Cerf, 2016.</text:p>
        <text:p text:style-name="Bibliography_20_1"><text:span text:style-name="T1">Binggeli</text:span>, S., « La proclamation d’Edith Stein co-patronne de l’Europe. », dans <text:span text:style-name="T4">Edith Stein : un chemin vers la joie</text:span>, coll. « Cours, colloques, conférences », n°9, Paris, Collège des Bernardins / Parole et Silence, 2009, pp. 203‑222.</text:p>
        <text:p text:style-name="Bibliography_20_1"><text:span text:style-name="T1">Lack</text:span>, R., « Le sacrifice d’Isaac », dans <text:span text:style-name="T4">Biblica</text:span> n°56, 1975, pp. 1‑12.</text:p>
        <text:p text:style-name="Bibliography_20_1"><text:span text:style-name="T1">Ramonet</text:span>, I., « Désarmer les marchés », dans <text:span text:style-name="T4">Le monde diplomatique</text:span> (décembre 1997), &lt;https://www.monde-diplomatique.fr/1997/12/RAMONET/&gt;, 28.11.1997.</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ank Ruhl Libre" svg:font-family="'Frank Ruhl Libr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Hebrew" svg:font-family="'Noto Sans Hebrew'"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ank Ruhl Libre"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Frank Ruhl Libre"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fo:color="#1c1c1c" style:font-name="Times New Roman" fo:font-family="'Times New Roman'" style:font-style-name="Normal"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Hebrew" style:font-family-complex="'Noto Sans Hebre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50%" style:page-number="auto"/>
    </style:style>
    <style:style style:name="List" style:family="paragraph" style:parent-style-name="Text_20_body" style:class="list">
      <style:text-properties style:font-size-asian="12pt" style:font-name-complex="Frank Ruhl Libre" style:font-family-complex="'Frank Ruhl Libr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ank Ruhl Libre" style:font-family-complex="'Frank Ruhl Libr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ank Ruhl Libre" style:font-family-complex="'Frank Ruhl Libr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loext:graphic-properties draw:fill="none" draw:fill-color="#729fcf"/>
      <style:paragraph-properties fo:margin-left="1.27cm" fo:margin-right="0cm" fo:margin-top="0.101cm" fo:margin-bottom="0.101cm" loext:contextual-spacing="false" style:line-height-at-least="0.423cm" fo:text-indent="-1.27cm" style:auto-text-indent="false" fo:background-color="transparent" text:number-lines="false" text:line-number="0">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toine Delhomme</meta:initial-creator>
    <meta:creation-date>2020-10-22T21:23:39.738873760</meta:creation-date>
    <dc:date>2020-11-01T17:06:32.914072544</dc:date>
    <dc:creator>Antoine Delhomme</dc:creator>
    <meta:editing-duration>PT45M43S</meta:editing-duration>
    <meta:editing-cycles>12</meta:editing-cycles>
    <meta:generator>LibreOffice/6.4.6.2$Linux_X86_64 LibreOffice_project/40$Build-2</meta:generator>
    <meta:document-statistic meta:table-count="0" meta:image-count="0" meta:object-count="0" meta:page-count="3" meta:paragraph-count="35" meta:word-count="865" meta:character-count="5696" meta:non-whitespace-character-count="4866"/>
    <meta:user-defined meta:name="ZOTERO_PREF_1">&lt;data data-version="3" zotero-version="5.0.92"&gt;&lt;session id="YQ53eA3h"/&gt;&lt;style id="http://www.zotero.org/styles/college-des-bernardins" hasBibliography="1" bibliographyStyleHasBeenSet="1"/&gt;&lt;prefs&gt;&lt;pref name="fieldType" value="ReferenceMark"/&gt;&lt;pref name="au</meta:user-defined>
    <meta:user-defined meta:name="ZOTERO_PREF_2">tomaticJournalAbbreviations" value="true"/&gt;&lt;pref name="noteType" value="1"/&gt;&lt;/prefs&gt;&lt;/data&gt;</meta:user-defined>
  </office:meta>
</office:document-meta>
</file>